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E0000033E122378E81B551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b92732" draw:marker-start-width="0.44cm" draw:marker-end-width="0.44cm" draw:fill="none" draw:textarea-horizontal-align="justify" draw:textarea-vertical-align="middle" draw:auto-grow-height="false" fo:min-height="8.438cm" fo:min-width="9.8cm" fo:padding-top="0.206cm" fo:padding-bottom="0.206cm" fo:padding-left="0.331cm" fo:padding-right="0.331cm"/>
    </style:style>
    <style:style style:name="gr3" style:family="graphic" style:parent-style-name="standard">
      <style:graphic-properties svg:stroke-width="0.159cm" svg:stroke-color="#46a25a" draw:marker-start-width="0.44cm" draw:marker-end-width="0.44cm" draw:fill="none" draw:textarea-horizontal-align="justify" draw:textarea-vertical-align="middle" draw:auto-grow-height="false" fo:min-height="5.85cm" fo:min-width="9.8cm" fo:padding-top="0.206cm" fo:padding-bottom="0.206cm" fo:padding-left="0.331cm" fo:padding-right="0.331cm"/>
    </style:style>
    <style:style style:name="gr4" style:family="graphic" style:parent-style-name="standard">
      <style:graphic-properties svg:stroke-width="0.159cm" svg:stroke-color="#36425c" draw:marker-start-width="0.44cm" draw:marker-end-width="0.44cm" draw:fill="none" draw:textarea-horizontal-align="justify" draw:textarea-vertical-align="middle" draw:auto-grow-height="false" fo:min-height="14.738cm" fo:min-width="15.388cm" fo:padding-top="0.206cm" fo:padding-bottom="0.206cm" fo:padding-left="0.331cm" fo:padding-right="0.3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6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b92732" fo:font-size="28pt"/>
    </style:style>
    <style:style style:name="P3" style:family="paragraph">
      <loext:graphic-properties draw:fill="none" draw:fill-color="#ffffff"/>
      <style:text-properties fo:color="#46a25a" fo:font-size="28pt"/>
    </style:style>
    <style:style style:name="P4" style:family="paragraph">
      <loext:graphic-properties draw:fill="none" draw:fill-color="#ffffff"/>
      <style:text-properties fo:color="#36425c" fo:font-size="28pt"/>
    </style:style>
    <style:style style:name="T1" style:family="text">
      <style:text-properties fo:color="#b92732" fo:font-size="28pt"/>
    </style:style>
    <style:style style:name="T2" style:family="text">
      <style:text-properties fo:color="#46a25a" fo:font-size="28pt"/>
    </style:style>
    <style:style style:name="T3" style:family="text">
      <style:text-properties fo:color="#36425c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8.69cm" svg:x="1.001cm" svg:y="1.21cm">
          <draw:image xlink:href="Pictures/10000201000004CE0000033E122378E81B5519ED.png" xlink:type="simple" xlink:show="embed" xlink:actuate="onLoad">
            <text:p/>
          </draw:image>
        </draw:frame>
        <draw:custom-shape draw:style-name="gr2" draw:text-style-name="P1" draw:layer="layout" svg:width="10.3cm" svg:height="8.9cm" svg:x="1.4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3cm" svg:height="6.1cm" svg:x="1.4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1cm" svg:height="15.2cm" svg:x="11.9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74cm" svg:height="1.352cm" svg:x="4.18cm" svg:y="11.3cm">
          <draw:text-box>
            <text:p><text:span text:style-name="T1">Input files</text:span></text:p>
          </draw:text-box>
        </draw:frame>
        <draw:frame draw:style-name="gr6" draw:text-style-name="P3" draw:layer="layout" svg:width="5.506cm" svg:height="1.352cm" svg:x="3.797cm" svg:y="17.3cm">
          <draw:text-box>
            <text:p><text:span text:style-name="T2">Output files</text:span></text:p>
          </draw:text-box>
        </draw:frame>
        <draw:frame draw:style-name="gr7" draw:text-style-name="P4" draw:layer="layout" svg:width="15.175cm" svg:height="1.352cm" svg:x="12.025cm" svg:y="5.148cm">
          <draw:text-box>
            <text:p><text:span text:style-name="T3">Visualization of input / output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9-04-11T09:25:07.993320357</meta:creation-date>
    <dc:date>2019-04-11T10:31:15.295197176</dc:date>
    <dc:creator>Benedikt Kleinmeier</dc:creator>
    <meta:editing-duration>PT11M12S</meta:editing-duration>
    <meta:editing-cycles>5</meta:editing-cycles>
    <meta:generator>LibreOffice/6.0.7.3$Linux_X86_64 LibreOffice_project/00m0$Build-3</meta:generator>
    <meta:document-statistic meta:object-count="7"/>
  </office:meta>
</office:document-meta>
</file>